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5:Sheet1.AMJ7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04-26T11:41:18.742136824</dc:date>
    <meta:editing-duration>P9DT23H9M50S</meta:editing-duration>
    <meta:editing-cycles>793</meta:editing-cycles>
    <meta:generator>LibreOffice/7.3.2.2$Linux_X86_64 LibreOffice_project/30$Build-2</meta:generator>
    <meta:document-statistic meta:table-count="1" meta:cell-count="6419" meta:object-count="0"/>
  </office:meta>
</office:document-meta>
</file>